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scadia Mono ExtraLight" svg:font-family="'Cascadia Mono Extra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Text_20_body">
      <style:text-properties style:font-name="Arial1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Arial1" officeooo:rsid="000686fd" officeooo:paragraph-rsid="000686fd"/>
    </style:style>
    <style:style style:name="T1" style:family="text">
      <style:text-properties style:font-name="Cascadia Mono ExtraLight"/>
    </style:style>
    <style:style style:name="T2" style:family="text">
      <style:text-properties style:font-name="Calibri"/>
    </style:style>
    <style:style style:name="T3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3">Subject: Application for [Job Title] - Abdul Faheem A</text:span></text:span></text:p>
      <text:p text:style-name="P2">Dear [Hiring Manager name],</text:p>
      <text:p text:style-name="P2">This is Faheem, eager to contribute my Cybersecurity expertise to the [Job Title] position at [Company name]. At Hubstream, I've actively identified and patched vulnerabilities, demonstrating a strong understanding of both offensive and defensive security practices.</text:p>
      <text:p text:style-name="P2">As a full-stack developer (C#, Angular, Mssql), I'm not just a pen tester; I build secure applications from the ground up. I've successfully trained colleagues on social engineering and championed the adoption of security tools like Snyk and SonarQube, proactively improving our security posture.</text:p>
      <text:p text:style-name="P2">My passion lies in leveraging my technical skills (Python, Linux, Web3, Docker, etc.) to build robust and secure systems. I'm a quick learner and eager to contribute to a challenging and rewarding environment.</text:p>
      <text:p text:style-name="P2">Thank you for your time and consideration. I have attached my resume for your review and look forward to the opportunity to discuss my qualifications further.</text:p>
      <text:p text:style-name="P3">Have an amazing day!</text:p>
      <text:p text:style-name="P3">Faheem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scadia Mono ExtraLight" svg:font-family="'Cascadia Mono Extra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21:51:55.804000000</meta:creation-date>
    <dc:date>2025-01-25T21:53:15.153000000</dc:date>
    <meta:editing-duration>PT1M18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8" meta:word-count="157" meta:character-count="1035" meta:non-whitespace-character-count="886"/>
  </office:meta>
</office:document-meta>
</file>